
<file path=META-INF/manifest.xml><?xml version="1.0" encoding="utf-8"?>
<manifest:manifest xmlns:manifest="urn:oasis:names:tc:opendocument:xmlns:manifest:1.0" manifest:version="1.4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xlink="http://www.w3.org/1999/xlink" office:version="1.4">
  <office:body>
    <office:text>
      <text:h text:style-name="Heading_20_1" text:outline-level="1">Test Document</text:h>
      <text:p text:style-name="Text_20_body">This is a short <text:span text:style-name="Strong_20_Emphasis">test file</text:span> for the canonical document model.</text:p>
      <text:h text:style-name="Heading_20_2" text:outline-level="2">Section Two</text:h>
      <text:p text:style-name="Text_20_body">A paragraph with <text:span text:style-name="Emphasis">emphasis</text:span>, <text:span text:style-name="Source_20_Text">inline code</text:span>, and a <text:a text:style-name="Internet_20_link" xlink:type="simple" xlink:href="https://example.com">link</text:a>.</text:p>
      <text:list text:style-name="L1">
        <text:list-item>
          <text:p text:style-name="Text_20_body">Item one</text:p>
        </text:list-item>
        <text:list-item>
          <text:p text:style-name="Text_20_body">Item two</text:p>
          <text:list text:style-name="L1">
            <text:list-item>
              <text:p text:style-name="Text_20_body">Nested item</text:p>
            </text:list-item>
          </text:list>
        </text:list-item>
      </text:list>
      <text:h text:style-name="Heading_20_2" text:outline-level="2">Code Block</text:h>
      <text:p text:style-name="Preformatted_20_Text">int main(void) {<text:line-break/>    return 0;<text:line-break/>}<text:line-break/></text:p>
      <text:p text:style-name="Quotations">A blockquote for good meas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4">
  <office:styles>
    <style:style style:name="Standard" style:family="paragraph" style:class="text"/>
    <style:style style:name="Heading" style:family="paragraph" style:parent-style-name="Standard" style:class="chapter">
      <style:text-properties fo:font-weight="bold"/>
    </style:style>
    <style:style style:name="Text_20_body" style:family="paragraph" style:parent-style-name="Standard" style:class="text">
      <style:paragraph-properties fo:margin-top="0cm" fo:margin-bottom="0.499cm"/>
    </style:style>
    <style:style style:name="Heading_20_1" style:family="paragraph" style:parent-style-name="Heading" style:default-outline-level="1">
      <style:text-properties fo:font-size="24pt" fo:font-weight="bold"/>
    </style:style>
    <style:style style:name="Heading_20_2" style:family="paragraph" style:parent-style-name="Heading" style:default-outline-level="2">
      <style:text-properties fo:font-size="18pt" fo:font-weight="bold"/>
    </style:style>
    <style:style style:name="Heading_20_3" style:family="paragraph" style:parent-style-name="Heading" style:default-outline-level="3">
      <style:text-properties fo:font-size="14pt" fo:font-weight="bold"/>
    </style:style>
    <style:style style:name="Heading_20_4" style:family="paragraph" style:parent-style-name="Heading" style:default-outline-level="4">
      <style:text-properties fo:font-size="13pt" fo:font-weight="bold"/>
    </style:style>
    <style:style style:name="Heading_20_5" style:family="paragraph" style:parent-style-name="Heading" style:default-outline-level="5">
      <style:text-properties fo:font-size="12pt" fo:font-weight="bold"/>
    </style:style>
    <style:style style:name="Heading_20_6" style:family="paragraph" style:parent-style-name="Heading" style:default-outline-level="6">
      <style:text-properties fo:font-size="11pt" fo:font-weight="bold"/>
    </style:style>
    <style:style style:name="Preformatted_20_Text" style:family="paragraph" style:parent-style-name="Standard">
      <style:text-properties fo:font-family="monospace" fo:font-size="10pt"/>
    </style:style>
    <style:style style:name="Quotations" style:family="paragraph" style:parent-style-name="Standard">
      <style:paragraph-properties fo:margin-left="1cm" fo:margin-right="1cm"/>
    </style:style>
    <style:style style:name="Strong_20_Emphasis" style:family="text">
      <style:text-properties fo:font-weight="bold"/>
    </style:style>
    <style:style style:name="Emphasis" style:family="text">
      <style:text-properties fo:font-style="italic"/>
    </style:style>
    <style:style style:name="Source_20_Text" style:family="text">
      <style:text-properties fo:font-family="monospace"/>
    </style:style>
    <style:style style:name="Internet_20_link" style:family="text">
      <style:text-properties fo:color="#000080" style:text-underline-style="solid"/>
    </style:style>
    <text:list-style style:name="L1">
      <text:list-level-style-bullet text:level="1" text:bullet-char="-"/>
      <text:list-level-style-bullet text:level="2" text:bullet-char="-"/>
    </text:list-style>
    <text:list-style style:name="LOrdered">
      <text:list-level-style-number text:level="1" style:num-format="1"/>
    </text:list-style>
  </office:styles>
</office:document-styles>
</file>

<file path=meta.xml><?xml version="1.0" encoding="utf-8"?>
<office:document-meta xmlns:office="urn:oasis:names:tc:opendocument:xmlns:office:1.0" xmlns:meta="urn:oasis:names:tc:opendocument:xmlns:meta:1.0" office:version="1.4">
  <office:meta/>
</office:document-meta>
</file>